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6.131cm"/>
    </style:style>
    <style:style style:name="co5" style:family="table-column">
      <style:table-column-properties fo:break-before="auto" style:column-width="3.191cm"/>
    </style:style>
    <style:style style:name="co6" style:family="table-column">
      <style:table-column-properties fo:break-before="auto" style:column-width="3.93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word</text:p>
          </table:table-cell>
          <table:table-cell office:value-type="string">
            <text:p>Translation</text:p>
          </table:table-cell>
          <table:table-cell office:value-type="string">
            <text:p>word</text:p>
          </table:table-cell>
          <table:table-cell office:value-type="string">
            <text:p>translation</text:p>
          </table:table-cell>
          <table:table-cell office:value-type="string">
            <text:p>word</text:p>
          </table:table-cell>
          <table:table-cell office:value-type="string">
            <text:p>translation</text:p>
          </table:table-cell>
          <table:table-cell office:value-type="string">
            <text:p>word</text:p>
          </table:table-cell>
          <table:table-cell/>
        </table:table-row>
        <table:table-row table:style-name="ro1">
          <table:table-cell office:value-type="string">
            <text:p>a </text:p>
          </table:table-cell>
          <table:table-cell/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d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Aal</text:p>
          </table:table-cell>
          <table:table-cell table:style-name="ce1" office:value-type="string">
            <text:p>Eel, masculine noun</text:p>
          </table:table-cell>
          <table:table-cell office:value-type="string">
            <text:p>Baby</text:p>
          </table:table-cell>
          <table:table-cell office:value-type="string">
            <text:p>baby</text:p>
          </table:table-cell>
          <table:table-cell table:number-columns-repeated="2"/>
          <table:table-cell office:value-type="string">
            <text:p>das</text:p>
          </table:table-cell>
          <table:table-cell office:value-type="string">
            <text:p>neuter the</text:p>
          </table:table-cell>
        </table:table-row>
        <table:table-row table:style-name="ro2">
          <table:table-cell office:value-type="string">
            <text:p>Aas</text:p>
          </table:table-cell>
          <table:table-cell office:value-type="string">
            <text:p>carrion, neuter</text:p>
          </table:table-cell>
          <table:table-cell office:value-type="string">
            <text:p>Bach</text:p>
          </table:table-cell>
          <table:table-cell office:value-type="string">
            <text:p>stream, masculine noun </text:p>
          </table:table-cell>
          <table:table-cell table:number-columns-repeated="2"/>
          <table:table-cell office:value-type="string">
            <text:p>der</text:p>
          </table:table-cell>
          <table:table-cell office:value-type="string">
            <text:p>masculine the</text:p>
          </table:table-cell>
        </table:table-row>
        <table:table-row table:style-name="ro2">
          <table:table-cell office:value-type="string">
            <text:p>Abändern</text:p>
          </table:table-cell>
          <table:table-cell office:value-type="string">
            <text:p>alter, modify</text:p>
          </table:table-cell>
          <table:table-cell office:value-type="string">
            <text:p>Backbord</text:p>
          </table:table-cell>
          <table:table-cell office:value-type="string">
            <text:p>port[side]</text:p>
          </table:table-cell>
          <table:table-cell table:number-columns-repeated="2"/>
          <table:table-cell office:value-type="string">
            <text:p>die</text:p>
          </table:table-cell>
          <table:table-cell office:value-type="string">
            <text:p>feminine or plural the</text:p>
          </table:table-cell>
        </table:table-row>
        <table:table-row table:style-name="ro1">
          <table:table-cell office:value-type="string">
            <text:p>Abbau</text:p>
          </table:table-cell>
          <table:table-cell office:value-type="string">
            <text:p>Dismantling, masculine noun</text:p>
          </table:table-cell>
          <table:table-cell office:value-type="string">
            <text:p>Backe</text:p>
          </table:table-cell>
          <table:table-cell office:value-type="string">
            <text:p>cheek, feminine noun</text:p>
          </table:table-cell>
          <table:table-cell table:number-columns-repeated="4"/>
        </table:table-row>
        <table:table-row table:style-name="ro2">
          <table:table-cell office:value-type="string">
            <text:p>abbei<text:span text:style-name="T1">ßen</text:span></text:p>
          </table:table-cell>
          <table:table-cell office:value-type="string">
            <text:p>bite off</text:p>
          </table:table-cell>
          <table:table-cell office:value-type="string">
            <text:p>backen</text:p>
          </table:table-cell>
          <table:table-cell office:value-type="string">
            <text:p>bake, fry</text:p>
          </table:table-cell>
          <table:table-cell table:number-columns-repeated="4"/>
        </table:table-row>
        <table:table-row table:style-name="ro1">
          <table:table-cell office:value-type="string">
            <text:p>abbeizen</text:p>
          </table:table-cell>
          <table:table-cell office:value-type="string">
            <text:p>strip</text:p>
          </table:table-cell>
          <table:table-cell office:value-type="string">
            <text:p>Backenzahn</text:p>
          </table:table-cell>
          <table:table-cell office:value-type="string">
            <text:p>molar, masculine noun</text:p>
          </table:table-cell>
          <table:table-cell table:number-columns-repeated="4"/>
        </table:table-row>
        <table:table-row table:style-name="ro1">
          <table:table-cell office:value-type="string">
            <text:p>abberufen</text:p>
          </table:table-cell>
          <table:table-cell office:value-type="string">
            <text:p>recall</text:p>
          </table:table-cell>
          <table:table-cell table:number-columns-repeated="6"/>
        </table:table-row>
        <table:table-row table:style-name="ro1">
          <table:table-cell office:value-type="string">
            <text:p>abbestellen</text:p>
          </table:table-cell>
          <table:table-cell office:value-type="string">
            <text:p>cancel</text:p>
          </table:table-cell>
          <table:table-cell table:number-columns-repeated="6"/>
        </table:table-row>
        <table:table-row table:style-name="ro1">
          <table:table-cell office:value-type="string">
            <text:p>abbiegen</text:p>
          </table:table-cell>
          <table:table-cell office:value-type="string">
            <text:p>turn off, turn left</text:p>
          </table:table-cell>
          <table:table-cell table:number-columns-repeated="6"/>
        </table:table-row>
        <table:table-row table:style-name="ro1">
          <table:table-cell office:value-type="string">
            <text:p>Abbildung</text:p>
          </table:table-cell>
          <table:table-cell office:value-type="string">
            <text:p>illustration, feminine noun</text:p>
          </table:table-cell>
          <table:table-cell table:number-columns-repeated="6"/>
        </table:table-row>
        <table:table-row table:style-name="ro1">
          <table:table-cell office:value-type="string">
            <text:p>abblättern</text:p>
          </table:table-cell>
          <table:table-cell office:value-type="string">
            <text:p>flake off</text:p>
          </table:table-cell>
          <table:table-cell table:number-columns-repeated="6"/>
        </table:table-row>
        <table:table-row table:style-name="ro1">
          <table:table-cell office:value-type="string">
            <text:p>abblended</text:p>
          </table:table-cell>
          <table:table-cell office:value-type="string">
            <text:p>dip one's headlights/dipped headlights</text:p>
          </table:table-cell>
          <table:table-cell table:number-columns-repeated="6"/>
        </table:table-row>
        <table:table-row table:style-name="ro1">
          <table:table-cell office:value-type="string">
            <text:p>abbrechen</text:p>
          </table:table-cell>
          <table:table-cell office:value-type="string">
            <text:p>break off, demolish, cancel</text:p>
          </table:table-cell>
          <table:table-cell table:number-columns-repeated="6"/>
        </table:table-row>
        <table:table-row table:style-name="ro1">
          <table:table-cell office:value-type="string">
            <text:p>abbrennen</text:p>
          </table:table-cell>
          <table:table-cell office:value-type="string">
            <text:p>burn off, burn down,</text:p>
          </table:table-cell>
          <table:table-cell table:number-columns-repeated="6"/>
        </table:table-row>
        <table:table-row table:style-name="ro1">
          <table:table-cell office:value-type="string">
            <text:p>abbringen</text:p>
          </table:table-cell>
          <table:table-cell office:value-type="string">
            <text:p>dissuade</text:p>
          </table:table-cell>
          <table:table-cell table:number-columns-repeated="6"/>
        </table:table-row>
        <table:table-row table:style-name="ro1">
          <table:table-cell office:value-type="string">
            <text:p>Abbruch</text:p>
          </table:table-cell>
          <table:table-cell office:value-type="string">
            <text:p>demolition, masculine noun</text:p>
          </table:table-cell>
          <table:table-cell table:number-columns-repeated="6"/>
        </table:table-row>
        <table:table-row table:style-name="ro1">
          <table:table-cell office:value-type="string">
            <text:p>abbuchen</text:p>
          </table:table-cell>
          <table:table-cell office:value-type="string">
            <text:p>debit</text:p>
          </table:table-cell>
          <table:table-cell table:number-columns-repeated="6"/>
        </table:table-row>
        <table:table-row table:style-name="ro2">
          <table:table-cell office:value-type="string">
            <text:p>abb<text:span text:style-name="T1">ürsten</text:span></text:p>
          </table:table-cell>
          <table:table-cell office:value-type="string">
            <text:p>brush down,brush off</text:p>
          </table:table-cell>
          <table:table-cell table:number-columns-repeated="6"/>
        </table:table-row>
        <table:table-row table:style-name="ro1">
          <table:table-cell office:value-type="string">
            <text:p>abdanken</text:p>
          </table:table-cell>
          <table:table-cell office:value-type="string">
            <text:p>resign, abdicate</text:p>
          </table:table-cell>
          <table:table-cell table:number-columns-repeated="6"/>
        </table:table-row>
        <table:table-row table:style-name="ro2">
          <table:table-cell office:value-type="string">
            <text:p>abdecken</text:p>
          </table:table-cell>
          <table:table-cell office:value-type="string">
            <text:p>uncover, take off, cover,</text:p>
          </table:table-cell>
          <table:table-cell table:number-columns-repeated="6"/>
        </table:table-row>
        <table:table-row table:style-name="ro2">
          <table:table-cell office:value-type="string">
            <text:p>abdichten</text:p>
          </table:table-cell>
          <table:table-cell office:value-type="string">
            <text:p>seal</text:p>
          </table:table-cell>
          <table:table-cell table:number-columns-repeated="6"/>
        </table:table-row>
        <table:table-row table:style-name="ro2">
          <table:table-cell office:value-type="string">
            <text:p>abdrehen</text:p>
          </table:table-cell>
          <table:table-cell office:value-type="string">
            <text:p>turn off, </text:p>
          </table:table-cell>
          <table:table-cell table:number-columns-repeated="6"/>
        </table:table-row>
        <table:table-row table:style-name="ro2">
          <table:table-cell office:value-type="string">
            <text:p>Abdruck</text:p>
          </table:table-cell>
          <table:table-cell office:value-type="string">
            <text:p>Masculine noun, impression</text:p>
          </table:table-cell>
          <table:table-cell table:number-columns-repeated="6"/>
        </table:table-row>
        <table:table-row table:style-name="ro2">
          <table:table-cell office:value-type="string">
            <text:p>abdr<text:span text:style-name="T1">ü</text:span>cken</text:p>
          </table:table-cell>
          <table:table-cell office:value-type="string">
            <text:p>fire, leave an impression</text:p>
          </table:table-cell>
          <table:table-cell table:number-columns-repeated="6"/>
        </table:table-row>
        <table:table-row table:style-name="ro2">
          <table:table-cell office:value-type="string">
            <text:p>Abend</text:p>
          </table:table-cell>
          <table:table-cell office:value-type="string">
            <text:p>evening, masculine noun</text:p>
          </table:table-cell>
          <table:table-cell table:number-columns-repeated="6"/>
        </table:table-row>
        <table:table-row table:style-name="ro2">
          <table:table-cell office:value-type="string">
            <text:p>Abenteuer</text:p>
          </table:table-cell>
          <table:table-cell office:value-type="string">
            <text:p>adventure, affair, neuter noun</text:p>
          </table:table-cell>
          <table:table-cell table:number-columns-repeated="6"/>
        </table:table-row>
        <table:table-row table:style-name="ro2">
          <table:table-cell office:value-type="string">
            <text:p>aber</text:p>
          </table:table-cell>
          <table:table-cell office:value-type="string">
            <text:p>but, conjunction</text:p>
          </table:table-cell>
          <table:table-cell table:number-columns-repeated="6"/>
        </table:table-row>
        <table:table-row table:style-name="ro2">
          <table:table-cell office:value-type="string">
            <text:p>Aberglaube </text:p>
          </table:table-cell>
          <table:table-cell office:value-type="string">
            <text:p>superstition, masculine noun</text:p>
          </table:table-cell>
          <table:table-cell table:number-columns-repeated="6"/>
        </table:table-row>
        <table:table-row table:style-name="ro2">
          <table:table-cell office:value-type="string">
            <text:p>abfahr</text:p>
          </table:table-cell>
          <table:table-cell office:value-type="string">
            <text:p>leave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1/03/2016</text:date>, <text:time>21:3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3T15:51:04.96</meta:creation-date>
    <dc:date>2016-03-01T21:31:35.21</dc:date>
    <meta:editing-duration>PT27M28S</meta:editing-duration>
    <meta:editing-cycles>7</meta:editing-cycles>
    <meta:generator>OpenOffice/4.0.1$Win32 OpenOffice.org_project/401m5$Build-9714</meta:generator>
    <meta:document-statistic meta:table-count="3" meta:cell-count="90" meta:object-count="0"/>
  </office:meta>
</office:document-meta>
</file>